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00405E6C22AA3489FD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Courier New" svg:font-family="'Courier New'" style:font-family-generic="modern" style:font-pitch="fixed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9931in" fo:margin-top="0in" fo:margin-bottom="0in" fo:break-before="auto" fo:break-after="auto" table:align="right" style:writing-mode="lr-tb"/>
    </style:style>
    <style:style style:name="Table1.A" style:family="table-column">
      <style:table-column-properties style:column-width="2.3139in"/>
    </style:style>
    <style:style style:name="Table1.B" style:family="table-column">
      <style:table-column-properties style:column-width="4.6792in"/>
    </style:style>
    <style:style style:name="Table1.1" style:family="table-row">
      <style:table-row-properties style:min-row-height="1.6667in" fo:keep-together="auto"/>
    </style:style>
    <style:style style:name="Table1.A1" style:family="table-cell">
      <style:table-cell-properties style:vertical-align="" fo:padding="0.05in" fo:border="none"/>
    </style:style>
    <style:style style:name="Table1.B1" style:family="table-cell">
      <style:table-cell-properties style:vertical-align="" fo:padding="0.0694in" fo:border="none"/>
    </style:style>
    <style:style style:name="Table1.2" style:family="table-row">
      <style:table-row-properties style:min-row-height="0.9715in" fo:keep-together="auto"/>
    </style:style>
    <style:style style:name="Table1.3" style:family="table-row">
      <style:table-row-properties style:min-row-height="1in" fo:keep-together="auto"/>
    </style:style>
    <style:style style:name="Table1.4" style:family="table-row">
      <style:table-row-properties style:min-row-height="5.4389in" fo:keep-together="auto"/>
    </style:style>
    <style:style style:name="Table1.5" style:family="table-row">
      <style:table-row-properties style:min-row-height="1.4361in" fo:keep-together="auto"/>
    </style:style>
    <style:style style:name="Table1.6" style:family="table-row">
      <style:table-row-properties style:min-row-height="0.9458in" fo:keep-together="auto"/>
    </style:style>
    <style:style style:name="P1" style:family="paragraph" style:parent-style-name="Heading_20_2">
      <style:paragraph-properties fo:margin-top="0.222in" fo:margin-bottom="0in" style:contextual-spacing="false" fo:line-height="100%" fo:keep-together="auto" fo:orphans="0" fo:widows="0" fo:keep-with-next="auto"/>
      <style:text-properties officeooo:paragraph-rsid="00066fd4"/>
    </style:style>
    <style:style style:name="P2" style:family="paragraph" style:parent-style-name="Heading_20_2">
      <style:paragraph-properties fo:margin-top="0.222in" fo:margin-bottom="0in" style:contextual-spacing="false" fo:line-height="100%" fo:keep-together="auto" fo:orphans="0" fo:widows="0" fo:keep-with-next="auto"/>
      <style:text-properties officeooo:paragraph-rsid="00189f7e"/>
    </style:style>
    <style:style style:name="P3" style:family="paragraph" style:parent-style-name="Heading_20_2">
      <style:paragraph-properties fo:margin-top="0.222in" fo:margin-bottom="0in" style:contextual-spacing="false" fo:line-height="100%" fo:orphans="0" fo:widows="0"/>
      <style:text-properties officeooo:paragraph-rsid="00189f7e"/>
    </style:style>
    <style:style style:name="P4" style:family="paragraph" style:parent-style-name="Standard">
      <style:paragraph-properties fo:margin-top="0.1091in" fo:margin-bottom="0.0398in" style:contextual-spacing="false" fo:line-height="100%" fo:orphans="0" fo:widows="0"/>
      <style:text-properties officeooo:paragraph-rsid="00189f7e"/>
    </style:style>
    <style:style style:name="P5" style:family="paragraph" style:parent-style-name="Normal">
      <style:paragraph-properties fo:margin-top="0in" fo:margin-bottom="0in" style:contextual-spacing="false" fo:line-height="100%" style:vertical-align="baseline"/>
      <style:text-properties officeooo:paragraph-rsid="00189f7e"/>
    </style:style>
    <style:style style:name="P6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style:font-name-asian="Raleway1" style:font-size-asian="12pt" style:font-weight-asian="bold" style:font-name-complex="Raleway1" style:font-size-complex="12pt"/>
    </style:style>
    <style:style style:name="P7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officeooo:rsid="000a8d73" officeooo:paragraph-rsid="000a8d73" style:font-name-asian="Raleway1" style:font-size-asian="12pt" style:font-weight-asian="bold" style:font-name-complex="Raleway1" style:font-size-complex="12pt"/>
    </style:style>
    <style:style style:name="P8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officeooo:rsid="000702cb" officeooo:paragraph-rsid="000702cb" style:font-name-asian="Raleway1" style:font-size-asian="12pt" style:font-weight-asian="bold" style:font-name-complex="Raleway1" style:font-size-complex="12pt"/>
    </style:style>
    <style:style style:name="P9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1" fo:font-size="14pt" fo:font-weight="bold" style:font-name-asian="Lato2" style:font-size-asian="14pt" style:font-weight-asian="bold" style:font-name-complex="Lato2" style:font-size-complex="14pt"/>
    </style:style>
    <style:style style:name="P10" style:family="paragraph" style:parent-style-name="Title">
      <style:paragraph-properties fo:margin-top="0in" fo:margin-bottom="0in" style:contextual-spacing="false" fo:line-height="100%" fo:orphans="0" fo:widows="0" fo:padding="0in" fo:border="none"/>
      <style:text-properties officeooo:rsid="00066fd4" officeooo:paragraph-rsid="00066fd4"/>
    </style:style>
    <style:style style:name="P11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fo:color="#468a1a" loext:opacity="100%" fo:font-size="10pt" officeooo:rsid="00066fd4" officeooo:paragraph-rsid="00066fd4" style:font-size-asian="10pt" style:font-size-complex="10pt"/>
    </style:style>
    <style:style style:name="P12" style:family="paragraph" style:parent-style-name="Subtitle">
      <style:paragraph-properties fo:margin-top="0.0417in" fo:margin-bottom="0in" style:contextual-spacing="false" fo:line-height="100%" fo:keep-together="auto" fo:orphans="0" fo:widows="0" fo:padding="0in" fo:border="none" fo:keep-with-next="auto"/>
      <style:text-properties fo:color="#468a1a" loext:opacity="100%" officeooo:rsid="00066fd4" officeooo:paragraph-rsid="00066fd4"/>
    </style:style>
    <style:style style:name="P13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fo:color="#468a1a" loext:opacity="100%" style:font-name="Lato" fo:font-size="10pt" officeooo:rsid="00066fd4" officeooo:paragraph-rsid="00066fd4" style:font-size-asian="10pt" style:font-size-complex="10pt"/>
    </style:style>
    <style:style style:name="P14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/>
    </style:style>
    <style:style style:name="P15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officeooo:paragraph-rsid="00066fd4"/>
    </style:style>
    <style:style style:name="P16" style:family="paragraph" style:parent-style-name="Standard">
      <style:paragraph-properties fo:margin-top="0.1091in" fo:margin-bottom="0.0398in" style:contextual-spacing="false" fo:line-height="100%" fo:orphans="0" fo:widows="0"/>
      <style:text-properties style:font-name="Lato" officeooo:paragraph-rsid="00066fd4"/>
    </style:style>
    <style:style style:name="P17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officeooo:paragraph-rsid="000f641a"/>
    </style:style>
    <style:style style:name="P18" style:family="paragraph" style:parent-style-name="Heading_20_2">
      <style:paragraph-properties fo:margin-top="0.0835in" fo:margin-bottom="0in" style:contextual-spacing="false" fo:line-height="100%" fo:keep-together="auto" fo:orphans="0" fo:widows="0" fo:padding="0in" fo:border="none" fo:keep-with-next="auto"/>
      <style:text-properties style:font-name="Lato" officeooo:paragraph-rsid="000702cb"/>
    </style:style>
    <style:style style:name="P19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style:font-name="Lato" officeooo:paragraph-rsid="000702cb"/>
    </style:style>
    <style:style style:name="P20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style:font-name="Lato"/>
    </style:style>
    <style:style style:name="P21" style:family="paragraph" style:parent-style-name="Heading_20_3">
      <style:paragraph-properties fo:margin-top="0in" fo:margin-bottom="0in" style:contextual-spacing="false" fo:line-height="100%" fo:keep-together="auto" fo:orphans="0" fo:widows="0" fo:padding="0in" fo:border="none" fo:keep-with-next="auto"/>
      <style:text-properties style:font-name="Lato"/>
    </style:style>
    <style:style style:name="P22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style:font-name="Lato" officeooo:paragraph-rsid="00066fd4"/>
    </style:style>
    <style:style style:name="P23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style:font-name="Lato" officeooo:paragraph-rsid="00189f7e"/>
    </style:style>
    <style:style style:name="P24" style:family="paragraph" style:parent-style-name="Normal">
      <style:paragraph-properties fo:margin-left="0in" fo:margin-right="0.2in" fo:margin-top="0in" fo:margin-bottom="0in" style:contextual-spacing="false" fo:line-height="100%" fo:text-indent="0in" style:auto-text-indent="false"/>
      <style:text-properties style:font-name="Lato" officeooo:paragraph-rsid="000a8d73"/>
    </style:style>
    <style:style style:name="P25" style:family="paragraph" style:parent-style-name="Normal">
      <style:paragraph-properties fo:margin-top="0in" fo:margin-bottom="0in" style:contextual-spacing="false" fo:line-height="100%" style:vertical-align="baseline"/>
      <style:text-properties style:font-name="Lato" officeooo:paragraph-rsid="00189f7e"/>
    </style:style>
    <style:style style:name="P26" style:family="paragraph" style:parent-style-name="Heading_20_1">
      <style:paragraph-properties fo:margin-top="0.0835in" fo:margin-bottom="0in" style:contextual-spacing="false" fo:line-height="100%" fo:keep-together="auto" fo:orphans="0" fo:widows="0" fo:padding="0in" fo:border="none" fo:keep-with-next="auto"/>
      <style:text-properties style:font-name="Lato" officeooo:rsid="00066fd4" officeooo:paragraph-rsid="00066fd4"/>
    </style:style>
    <style:style style:name="P27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fo:font-size="10pt" officeooo:paragraph-rsid="00152d35" style:font-size-asian="10pt" style:font-size-complex="10pt"/>
    </style:style>
    <style:style style:name="P28" style:family="paragraph" style:parent-style-name="Standard">
      <style:paragraph-properties fo:margin-top="0.0043in" fo:margin-bottom="0in" style:contextual-spacing="false" fo:line-height="100%" fo:orphans="0" fo:widows="0" fo:padding="0in" fo:border="none"/>
      <style:text-properties style:font-name="Lato" fo:font-size="10pt" officeooo:paragraph-rsid="00189f7e" style:font-size-asian="10pt" style:font-size-complex="10pt"/>
    </style:style>
    <style:style style:name="P29" style:family="paragraph" style:parent-style-name="Normal">
      <style:paragraph-properties fo:margin-top="0in" fo:margin-bottom="0in" style:contextual-spacing="false" fo:line-height="100%" style:vertical-align="baseline"/>
      <style:text-properties style:font-name="Lato" fo:font-size="10pt" officeooo:paragraph-rsid="00189f7e" style:font-size-asian="10pt" style:font-size-complex="10pt"/>
    </style:style>
    <style:style style:name="P30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officeooo:paragraph-rsid="00066fd4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officeooo:paragraph-rsid="0015e957" style:font-size-asian="10pt" style:font-size-complex="10pt"/>
    </style:style>
    <style:style style:name="P32" style:family="paragraph" style:parent-style-name="Standard">
      <style:paragraph-properties fo:margin-top="0.0398in" fo:margin-bottom="0.0398in" style:contextual-spacing="false" fo:line-height="100%" fo:orphans="0" fo:widows="0"/>
      <style:text-properties style:font-name="Lato" fo:font-size="10pt" officeooo:rsid="00093e3d" officeooo:paragraph-rsid="00093e3d" style:font-size-asian="10pt" style:font-size-complex="10pt"/>
    </style:style>
    <style:style style:name="P33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fo:font-size="10pt" officeooo:rsid="00152d35" officeooo:paragraph-rsid="00152d35" style:font-size-asian="10pt" style:font-size-complex="10pt"/>
    </style:style>
    <style:style style:name="P34" style:family="paragraph" style:parent-style-name="Text_20_body">
      <style:paragraph-properties fo:margin-top="0in" fo:margin-bottom="0in" style:contextual-spacing="false"/>
      <style:text-properties style:font-name="Lato" fo:font-size="10pt" style:font-size-asian="10pt" style:font-size-complex="10pt"/>
    </style:style>
    <style:style style:name="P35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fo:font-weight="bold" officeooo:paragraph-rsid="00066fd4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fo:font-weight="bold" officeooo:rsid="0015e957" officeooo:paragraph-rsid="0015e957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fo:font-weight="normal" officeooo:paragraph-rsid="0015e957" style:font-size-asian="10pt" style:font-weight-asian="normal" style:font-size-complex="10pt" style:font-weight-complex="normal"/>
    </style:style>
    <style:style style:name="P38" style:family="paragraph" style:parent-style-name="Heading_20_1">
      <style:paragraph-properties fo:margin-top="0.0043in" fo:margin-bottom="0in" style:contextual-spacing="false" fo:line-height="100%" fo:orphans="0" fo:widows="0" fo:padding="0in" fo:border="none"/>
      <style:text-properties style:font-name="Lato" fo:font-size="10pt" fo:font-weight="normal" officeooo:paragraph-rsid="000702cb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00%" fo:orphans="0" fo:widows="0"/>
      <style:text-properties style:font-name="Lato" fo:font-size="2pt" style:font-size-asian="1.75pt" style:font-size-complex="2pt"/>
    </style:style>
    <style:style style:name="P40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fo:font-size="2pt" style:font-size-asian="1.75pt" style:font-size-complex="2pt"/>
    </style:style>
    <style:style style:name="P41" style:family="paragraph" style:parent-style-name="Normal">
      <style:paragraph-properties fo:margin-left="0in" fo:margin-right="0.2in" fo:margin-top="0in" fo:margin-bottom="0in" style:contextual-spacing="false" fo:line-height="100%" fo:text-indent="0in" style:auto-text-indent="false"/>
      <style:text-properties fo:color="#000000" loext:opacity="100%" style:font-name="Lato" fo:font-size="10pt" officeooo:rsid="000a8d73" officeooo:paragraph-rsid="000a8d73" style:font-name-asian="Times New Roman" style:font-size-asian="10pt" style:font-name-complex="Arimo" style:font-size-complex="10pt"/>
    </style:style>
    <style:style style:name="P42" style:family="paragraph" style:parent-style-name="Standard">
      <style:paragraph-properties fo:margin-top="0in" fo:margin-bottom="0in" style:contextual-spacing="false" fo:line-height="100%" fo:break-before="auto" fo:break-after="auto" fo:padding="0in" fo:border="none"/>
      <style:text-properties fo:font-size="2pt" officeooo:rsid="001b5a66" officeooo:paragraph-rsid="001b5a66" style:font-size-asian="1.75pt" style:font-size-complex="2pt"/>
    </style:style>
    <style:style style:name="P43" style:family="paragraph" style:parent-style-name="Text_20_body">
      <style:paragraph-properties fo:margin-top="0in" fo:margin-bottom="0in" style:contextual-spacing="false"/>
    </style:style>
    <style:style style:name="P44" style:family="paragraph" style:parent-style-name="Normal" style:list-style-name="L3">
      <style:paragraph-properties fo:margin-top="0in" fo:margin-bottom="0in" style:contextual-spacing="false" fo:line-height="100%" style:vertical-align="baseline"/>
      <style:text-properties fo:color="#000000" loext:opacity="100%" style:font-name="Lato" fo:font-size="10pt" fo:font-weight="normal" officeooo:rsid="00152d35" officeooo:paragraph-rsid="000702cb" style:font-name-asian="Times New Roman" style:font-size-asian="10pt" style:font-weight-asian="normal" style:font-name-complex="Arimo" style:font-size-complex="10pt" style:font-weight-complex="normal"/>
    </style:style>
    <style:style style:name="P45" style:family="paragraph" style:parent-style-name="Normal" style:list-style-name="L4">
      <style:paragraph-properties fo:margin-top="0in" fo:margin-bottom="0in" style:contextual-spacing="false" fo:line-height="100%" style:vertical-align="baseline"/>
      <style:text-properties officeooo:paragraph-rsid="000702cb"/>
    </style:style>
    <style:style style:name="P46" style:family="paragraph" style:parent-style-name="Standard" style:master-page-name="Standard">
      <style:paragraph-properties fo:margin-top="0in" fo:margin-bottom="0in" style:contextual-spacing="false" fo:line-height="100%" fo:orphans="0" fo:widows="0" style:page-number="1" fo:break-before="auto" fo:break-after="auto" fo:padding="0in" fo:border="none"/>
      <style:text-properties style:font-name="Lato1" fo:font-size="6pt" style:font-name-asian="Lato2" style:font-size-asian="6pt" style:font-name-complex="Lato2" style:font-size-complex="6pt"/>
    </style:style>
    <style:style style:name="P47" style:family="paragraph" style:parent-style-name="Standard" style:list-style-name="L1">
      <style:paragraph-properties fo:margin-top="0in" fo:margin-bottom="0in" style:contextual-spacing="false" fo:line-height="100%"/>
      <style:text-properties officeooo:paragraph-rsid="00066fd4"/>
    </style:style>
    <style:style style:name="P48" style:family="paragraph" style:parent-style-name="Standard" style:list-style-name="L2">
      <style:paragraph-properties fo:margin-top="0in" fo:margin-bottom="0in" style:contextual-spacing="false" fo:line-height="100%"/>
      <style:text-properties style:font-name="Lato" fo:font-size="10pt" officeooo:paragraph-rsid="00066fd4" style:font-size-asian="10pt" style:font-size-complex="10pt"/>
    </style:style>
    <style:style style:name="P49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officeooo:paragraph-rsid="001c26ce" style:font-size-asian="10pt" style:font-size-complex="10pt"/>
    </style:style>
    <style:style style:name="P50" style:family="paragraph" style:parent-style-name="Standard" style:list-style-name="L2">
      <style:paragraph-properties fo:margin-top="0in" fo:margin-bottom="0in" style:contextual-spacing="false" fo:line-height="100%"/>
      <style:text-properties style:font-name="Lato" officeooo:paragraph-rsid="00066fd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702cb" style:font-size-asian="10pt" style:font-size-complex="10pt"/>
    </style:style>
    <style:style style:name="T3" style:family="text">
      <style:text-properties fo:font-size="10pt" officeooo:rsid="0015e957" style:font-size-asian="10pt" style:font-size-complex="10pt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f641a" style:font-weight-asian="normal"/>
    </style:style>
    <style:style style:name="T7" style:family="text">
      <style:text-properties officeooo:rsid="00066fd4"/>
    </style:style>
    <style:style style:name="T8" style:family="text">
      <style:text-properties fo:color="#000000" loext:opacity="100%" fo:font-size="10pt" officeooo:rsid="000a8d73" style:font-name-asian="Times New Roman" style:font-size-asian="10pt" style:font-name-complex="Arimo" style:font-size-complex="10pt"/>
    </style:style>
    <style:style style:name="T9" style:family="text">
      <style:text-properties fo:color="#000000" loext:opacity="100%" fo:font-size="10pt" officeooo:rsid="0015e957" style:font-name-asian="Times New Roman" style:font-size-asian="10pt" style:font-name-complex="Arimo" style:font-size-complex="10pt"/>
    </style:style>
    <style:style style:name="T10" style:family="text">
      <style:text-properties fo:color="#000000" loext:opacity="100%" style:font-name="Lato" fo:font-size="10pt" fo:font-weight="normal" officeooo:rsid="000702cb" style:font-name-asian="Times New Roman" style:font-size-asian="10pt" style:font-weight-asian="normal" style:font-name-complex="Arimo" style:font-size-complex="10pt" style:font-weight-complex="normal"/>
    </style:style>
    <style:style style:name="T11" style:family="text">
      <style:text-properties fo:color="#000000" loext:opacity="100%" style:font-name="Lato" fo:font-size="10pt" fo:font-weight="normal" officeooo:rsid="0002f65c" style:font-name-asian="Times New Roman" style:font-size-asian="10pt" style:font-weight-asian="normal" style:font-name-complex="Arimo" style:font-size-complex="10pt" style:font-weight-complex="normal"/>
    </style:style>
    <style:style style:name="T12" style:family="text">
      <style:text-properties fo:color="#000000" loext:opacity="100%" style:font-name="Lato" fo:font-size="10pt" fo:font-weight="normal" officeooo:rsid="0011509c" style:font-name-asian="Times New Roman" style:font-size-asian="10pt" style:font-weight-asian="normal" style:font-name-complex="Arimo" style:font-size-complex="10pt" style:font-weight-complex="normal"/>
    </style:style>
    <style:style style:name="T13" style:family="text">
      <style:text-properties fo:color="#000000" loext:opacity="100%" style:font-name="Lato" fo:font-size="12pt" officeooo:rsid="0002f65c" style:font-name-asian="Times New Roman" style:font-size-asian="12pt" style:font-name-complex="Arimo" style:font-size-complex="12pt"/>
    </style:style>
    <style:style style:name="T14" style:family="text">
      <style:text-properties fo:color="#000000" loext:opacity="100%" style:font-name="Lato" fo:font-size="12pt" officeooo:rsid="00189f7e" style:font-name-asian="Times New Roman" style:font-size-asian="12pt" style:font-name-complex="Arimo" style:font-size-complex="12pt"/>
    </style:style>
    <style:style style:name="T15" style:family="text">
      <style:text-properties fo:color="#000000" loext:opacity="100%" fo:font-weight="normal" officeooo:rsid="000702cb" style:font-name-asian="Times New Roman" style:font-weight-asian="normal" style:font-name-complex="Arimo" style:font-weight-complex="normal"/>
    </style:style>
    <style:style style:name="T16" style:family="text">
      <style:text-properties officeooo:rsid="000702cb"/>
    </style:style>
    <style:style style:name="T17" style:family="text">
      <style:text-properties officeooo:rsid="00089af0"/>
    </style:style>
    <style:style style:name="T18" style:family="text">
      <style:text-properties style:font-name="Lato"/>
    </style:style>
    <style:style style:name="T19" style:family="text">
      <style:text-properties style:font-name="Lato" fo:font-size="10pt" style:font-size-asian="10pt" style:font-size-complex="10pt"/>
    </style:style>
    <style:style style:name="T20" style:family="text">
      <style:text-properties style:font-name="Lato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Lato" fo:font-size="10pt" fo:font-weight="normal" officeooo:rsid="00066fd4" style:font-size-asian="10pt" style:font-weight-asian="normal" style:font-size-complex="10pt" style:font-weight-complex="normal"/>
    </style:style>
    <style:style style:name="T22" style:family="text">
      <style:text-properties style:font-name="Lato" fo:font-size="10pt" fo:font-weight="normal" officeooo:rsid="00189f7e" style:font-size-asian="10pt" style:font-weight-asian="normal" style:font-size-complex="10pt" style:font-weight-complex="normal"/>
    </style:style>
    <style:style style:name="T23" style:family="text">
      <style:text-properties style:font-name="Lato" fo:font-weight="normal" officeooo:rsid="00066fd4" style:font-weight-asian="normal"/>
    </style:style>
    <style:style style:name="T24" style:family="text">
      <style:text-properties style:font-name="Lato" fo:font-weight="normal" officeooo:rsid="00189f7e" style:font-weight-asian="normal"/>
    </style:style>
    <style:style style:name="T25" style:family="text">
      <style:text-properties style:font-name="Lato" style:font-name-asian="Times New Roman" style:font-name-complex="Arimo"/>
    </style:style>
    <style:style style:name="T26" style:family="text">
      <style:text-properties fo:font-size="11pt" style:font-name-asian="Lato2" style:font-size-asian="11pt" style:font-name-complex="Lato2" style:font-size-complex="11pt"/>
    </style:style>
    <style:style style:name="T27" style:family="text">
      <style:text-properties fo:font-size="11pt" officeooo:rsid="000f641a" style:font-name-asian="Lato2" style:font-size-asian="11pt" style:font-name-complex="Lato2" style:font-size-complex="11pt"/>
    </style:style>
    <style:style style:name="T28" style:family="text">
      <style:text-properties fo:font-size="11pt" officeooo:rsid="000702cb" style:font-name-asian="Lato2" style:font-size-asian="11pt" style:font-name-complex="Lato2" style:font-size-complex="11pt"/>
    </style:style>
    <style:style style:name="T29" style:family="text">
      <style:text-properties fo:font-size="11pt" fo:font-weight="normal" style:font-name-asian="Lato2" style:font-size-asian="11pt" style:font-weight-asian="normal" style:font-name-complex="Lato2" style:font-size-complex="11pt"/>
    </style:style>
    <style:style style:name="T30" style:family="text">
      <style:text-properties fo:font-size="11pt" fo:font-weight="bold" officeooo:rsid="000f641a" style:font-name-asian="Lato2" style:font-size-asian="11pt" style:font-weight-asian="bold" style:font-name-complex="Lato2" style:font-size-complex="11pt" style:font-weight-complex="bold"/>
    </style:style>
    <style:style style:name="T31" style:family="text">
      <style:text-properties fo:font-size="9pt" fo:font-weight="normal" style:font-name-asian="Lato2" style:font-size-asian="9pt" style:font-weight-asian="normal" style:font-name-complex="Lato2" style:font-size-complex="9pt"/>
    </style:style>
    <style:style style:name="T32" style:family="text">
      <style:text-properties fo:font-size="9pt" fo:font-weight="normal" officeooo:rsid="00066fd4" style:font-name-asian="Lato2" style:font-size-asian="9pt" style:font-weight-asian="normal" style:font-name-complex="Lato2" style:font-size-complex="9pt"/>
    </style:style>
    <style:style style:name="T33" style:family="text">
      <style:text-properties officeooo:rsid="001b0f03"/>
    </style:style>
    <style:style style:name="T34" style:family="text">
      <style:text-properties officeooo:rsid="001d0ae1"/>
    </style:style>
    <style:style style:name="T35" style:family="text">
      <style:text-properties officeooo:rsid="001e5fe7"/>
    </style:style>
    <style:style style:name="T36" style:family="text">
      <style:text-properties officeooo:rsid="00189f7e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1a411b"/>
    </style:style>
    <style:style style:name="T39" style:family="text">
      <style:text-properties officeooo:rsid="001b5a66"/>
    </style:style>
    <style:style style:name="T40" style:family="text">
      <style:text-properties officeooo:rsid="001c26ce"/>
    </style:style>
    <style:style style:name="T41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Krzysztof Hoszowski</text:p>
            <text:p text:style-name="P12">Software Engineer</text:p>
          </table:table-cell>
          <table:table-cell table:style-name="Table1.B1" office:value-type="string">
            <text:p text:style-name="P14"><draw:frame draw:style-name="fr1" draw:name="image3.png" text:anchor-type="as-char" svg:width="4.3543in" svg:height="0.028in" draw:z-index="0"><draw:image xlink:href="Pictures/10000001000002580000000405E6C22AA3489FDE.png" xlink:type="simple" xlink:show="embed" xlink:actuate="onLoad" draw:mime-type="image/png"/><svg:desc>horizontal line</svg:desc></draw:frame></text:p>
            <text:p text:style-name="P26">Krzysztof Hoszowski</text:p>
            <text:p text:style-name="P33"><text:span text:style-name="T36">Upper Silesia</text:span>, Poland</text:p>
            <text:p text:style-name="P27"/>
            <text:p text:style-name="P13">k-hoszowski@tutamail.com<text:line-break/></text:p>
            <text:p text:style-name="P11"><text:a xlink:type="simple" xlink:href="http://linkedin.com/in/k-hoszowski" text:style-name="Internet_20_link" text:visited-style-name="Visited_20_Internet_20_Link"><text:span text:style-name="Default_20_Paragraph_20_Font"><text:span text:style-name="T25">linkedin.com/in/k-hoszowski</text:span></text:span></text:a></text:p>
            <text:p text:style-name="P11"><text:a xlink:type="simple" xlink:href="http://github.com/k-hoszowski" text:style-name="Internet_20_link" text:visited-style-name="Visited_20_Internet_20_Link"><text:span text:style-name="Default_20_Paragraph_20_Font"><text:span text:style-name="T25">github.com/k-hoszowski</text:span></text:span></text:a></text:p>
          </table:table-cell>
        </table:table-row>
        <table:table-row table:style-name="Table1.2">
          <table:table-cell table:style-name="Table1.A1" office:value-type="string">
            <text:p text:style-name="P9">ㅡ</text:p>
            <text:p text:style-name="P7">About Me</text:p>
          </table:table-cell>
          <table:table-cell table:style-name="Table1.B1" office:value-type="string">
            <text:p text:style-name="P15"><draw:frame draw:style-name="fr1" draw:name="image2.png Copy 1" text:anchor-type="as-char" svg:width="4.3543in" svg:height="0.028in" draw:z-index="5"><draw:image xlink:href="Pictures/10000001000002580000000405E6C22AA3489FDE.png" xlink:type="simple" xlink:show="embed" xlink:actuate="onLoad" draw:mime-type="image/png"/><svg:desc>horizontal line</svg:desc></draw:frame></text:p>
            <text:p text:style-name="P41">Software engineer with experience in problem-solving, scripting, and</text:p>
            <text:p text:style-name="P41">software development. I have a solid foundation in C++, Python,</text:p>
            <text:p text:style-name="P24"><text:span text:style-name="T9">Bash</text:span><text:span text:style-name="T8">, and Linux, and am eager to expand my expertise in </text:span><text:span text:style-name="T9">anything exciting</text:span><text:span text:style-name="T8">. I’m known for adaptability, attention to detail, and effective communication, </text:span><text:span text:style-name="T9">amongst other things.</text:span></text:p>
          </table:table-cell>
        </table:table-row>
        <table:table-row table:style-name="Table1.3">
          <table:table-cell table:style-name="Table1.A1" office:value-type="string">
            <text:p text:style-name="P9">ㅡ</text:p>
            <text:p text:style-name="P6"><text:bookmark text:name="_61e3cm1p1fln"/>Skills</text:p>
          </table:table-cell>
          <table:table-cell table:style-name="Table1.B1" office:value-type="string">
            <text:p text:style-name="P15"><draw:frame draw:style-name="fr1" draw:name="image2.png" text:anchor-type="as-char" svg:width="4.3543in" svg:height="0.028in" draw:z-index="1"><draw:image xlink:href="Pictures/10000001000002580000000405E6C22AA3489FDE.png" xlink:type="simple" xlink:show="embed" xlink:actuate="onLoad" draw:mime-type="image/png"/><svg:desc>horizontal line</svg:desc></draw:frame></text:p>
            <text:p text:style-name="P35">Technical Skills</text:p>
            <text:p text:style-name="P31"><text:s text:c="4"/>Linux: Bash, Threads, Processes, POSIX</text:p>
            <text:p text:style-name="P31"><text:s text:c="4"/>Windows: Registry, PowerShell</text:p>
            <text:p text:style-name="P31"/>
            <text:p text:style-name="P49"><text:s text:c="4"/>Python: <text:span text:style-name="T40">Refactoring, </text:span>TensorFlow, NumPy, SciPy, Matplotlib</text:p>
            <text:p text:style-name="P31"><text:s text:c="4"/>C++: Structured and Object-Oriented Programming</text:p>
            <text:p text:style-name="P31"><text:s text:c="4"/>Java: Maven, Junit, Apache NetBeans</text:p>
            <text:p text:style-name="P31"><text:s text:c="4"/>Web Development: PHP, JavaScript, Mermaid.js</text:p>
            <text:p text:style-name="P30"><text:s text:c="4"/>Database Engineering: MySQL, LibreOffice Base</text:p>
            <text:p text:style-name="P30"/>
            <text:p text:style-name="P30"><text:s text:c="4"/>Software Development: Strong understanding of software<text:line-break/> <text:s text:c="7"/>lifecycle and methodologies (Agile, Scrum, Waterfall)</text:p>
            <text:p text:style-name="P30"><text:s text:c="4"/>Version Control: Git, GitHub, Oh My Git!</text:p>
            <text:p text:style-name="P30"><text:s text:c="4"/>Document Preparation: LaTeX (Reports and Bachelor Thesis)</text:p>
            <text:p text:style-name="P31"><text:s text:c="4"/>Fast and Accurate Typing</text:p>
            <text:p text:style-name="P30"/>
            <text:p text:style-name="P36">Soft Skills</text:p>
            <text:p text:style-name="P37"><text:s text:c="4"/>Adaptability and Flexibility</text:p>
            <text:p text:style-name="P37"><text:s text:c="4"/>Adjusting to Changing Requirements</text:p>
            <text:p text:style-name="P37"><text:s text:c="4"/>Attention to Detail</text:p>
            <text:p text:style-name="P37"><text:s text:c="4"/>Collaboration and Teamwork</text:p>
            <text:p text:style-name="P37"><text:s text:c="4"/>Continuous Skill Improvement</text:p>
            <text:p text:style-name="P37"><text:s text:c="4"/>Dedication to High-Quality Solutions</text:p>
            <text:p text:style-name="P37"><text:s text:c="4"/>Good at Explaining</text:p>
            <text:p text:style-name="P37"><text:s text:c="4"/>Good at Reporting</text:p>
            <text:p text:style-name="P37"><text:s text:c="4"/>Openness to Feedback</text:p>
            <text:p text:style-name="P37"><text:s text:c="4"/>Participation in Code Reviews and Pair Programming</text:p>
            <text:p text:style-name="P37"><text:s text:c="4"/>Proficiency in Collaborative Tools</text:p>
            <text:p text:style-name="P37"><text:s text:c="4"/>Rapid Learning of New Technologies</text:p>
            <text:p text:style-name="P37"><text:s text:c="4"/>Strong Interpersonal Skills</text:p>
            <text:p text:style-name="P30"/>
            <text:p text:style-name="P35">Languages</text:p>
            <text:p text:style-name="P30"><text:s text:c="4"/>Polish: Native</text:p>
            <text:p text:style-name="P30"><text:s text:c="4"/>English: Bilingual</text:p>
            <text:p text:style-name="P30"><text:s text:c="4"/>German: A1</text:p>
          </table:table-cell>
        </table:table-row>
        <text:soft-page-break/>
        <table:table-row table:style-name="Table1.4">
          <table:table-cell table:style-name="Table1.A1" office:value-type="string">
            <text:p text:style-name="P9">ㅡ</text:p>
            <text:p text:style-name="P6"><text:bookmark text:name="_gbnhrfggwdei"/>Experience</text:p>
            <text:p text:style-name="P6"><text:bookmark text:name="_oi46twv62n62"/></text:p>
          </table:table-cell>
          <table:table-cell table:style-name="Table1.B1" office:value-type="string">
            <text:p text:style-name="P14"><draw:frame draw:style-name="fr1" draw:name="image1.png" text:anchor-type="as-char" svg:width="4.5402in" svg:height="0.0291in" draw:z-index="2"><draw:image xlink:href="Pictures/10000001000002580000000405E6C22AA3489FDE.png" xlink:type="simple" xlink:show="embed" xlink:actuate="onLoad" draw:mime-type="image/png"/><svg:desc>horizontal line</svg:desc></draw:frame></text:p>
            <text:p text:style-name="P2"><text:span text:style-name="Default_20_Paragraph_20_Font"><text:span text:style-name="T14">IBM</text:span></text:span><text:span text:style-name="T18"> / </text:span><text:span text:style-name="T24">Db2 Support</text:span><text:span text:style-name="T23"> Engineer</text:span></text:p>
            <text:p text:style-name="P23"><text:span text:style-name="T36">Started Nov</text:span> 20<text:span text:style-name="T7">2</text:span><text:span text:style-name="T36">4</text:span>, <text:span text:style-name="T36">Kraków</text:span>, <text:span text:style-name="T7">Poland</text:span></text:p>
            <text:p text:style-name="P4"><text:span text:style-name="Strong_20_Emphasis"><text:span text:style-name="T20">Solving Db2 issues for critical Linux, Unix and Windows users. Analyzing and debugging C++ code for clients in the European Union, Switzerland, UK and worldwide. Automating processes that banks and leading companies rely on </text:span></text:span><text:span text:style-name="Strong_20_Emphasis"><text:span text:style-name="T22">for their business</text:span></text:span><text:span text:style-name="Strong_20_Emphasis"><text:span text:style-name="T20">.</text:span></text:span></text:p>
            <text:p text:style-name="P3"><text:span text:style-name="Default_20_Paragraph_20_Font"><text:span text:style-name="T13">Lasertex sp. z o.o.</text:span></text:span><text:span text:style-name="T18"> / </text:span><text:span text:style-name="T23">Software Engineer</text:span></text:p>
            <text:p text:style-name="P22"><text:span text:style-name="T7">Aug</text:span> 20<text:span text:style-name="T7">23</text:span> – <text:span text:style-name="T7">Sep</text:span> 20<text:span text:style-name="T7">23</text:span>, <text:span text:style-name="T7">Wrocław</text:span>, <text:span text:style-name="T7">Poland</text:span></text:p>
            <text:p text:style-name="P16"><text:span text:style-name="T1">Delphi legacy code development. Developed interfaces for<text:line-break/>Windows users with metrological equipment, </text:span><text:span text:style-name="T2">including</text:span><text:span text:style-name="T1">:</text:span></text:p>
            <text:list text:style-name="L1">
              <text:list-item>
                <text:p text:style-name="P47"><text:span text:style-name="Strong_20_Emphasis"><text:span text:style-name="T20">Lathe Measurement System LMS-5</text:span></text:span></text:p>
              </text:list-item>
              <text:list-item>
                <text:p text:style-name="P47"><text:span text:style-name="Strong_20_Emphasis"><text:span text:style-name="T21">High Precision Laser Interferometer </text:span></text:span><text:span text:style-name="Strong_20_Emphasis"><text:span text:style-name="T20">HPI-3D</text:span></text:span></text:p>
              </text:list-item>
            </text:list>
            <text:p text:style-name="P1"><text:span text:style-name="Default_20_Paragraph_20_Font"><text:span text:style-name="T13">Lasertex sp. z o.o.</text:span></text:span><text:span text:style-name="T18"> / </text:span><text:span text:style-name="T23">Electronic Engineer</text:span></text:p>
            <text:p text:style-name="P20"><text:bookmark text:name="_qapvr1v5dben"/>Ju<text:span text:style-name="T7">l</text:span> 20<text:span text:style-name="T7">23</text:span>, <text:span text:style-name="T7">Wrocław</text:span>, <text:span text:style-name="T7">Poland</text:span></text:p>
            <text:p text:style-name="P39"/>
            <text:list text:style-name="L2">
              <text:list-item>
                <text:p text:style-name="P48">Designed PCB layouts using Altium Designer,<text:line-break/>ensuring precision in assembly.</text:p>
              </text:list-item>
              <text:list-item>
                <text:p text:style-name="P48">Automated data acquisition using LabVIEW<text:line-break/>for high-precision sensors.</text:p>
              </text:list-item>
              <text:list-item>
                <text:p text:style-name="P50"><text:span text:style-name="T1">Developed embedded software in C<text:line-break/>fo</text:span><text:span text:style-name="T3">r</text:span><text:span text:style-name="T1">sensor integration and hardware control.</text:span></text:p>
              </text:list-item>
              <text:list-item>
                <text:p text:style-name="P48">Received positive feedback for my contributions and teamwork.</text:p>
              </text:list-item>
            </text:list>
            <text:p text:style-name="P18"><text:span text:style-name="T27">Politechnika Wrocławska</text:span><text:span text:style-name="T28"> </text:span><text:span text:style-name="T26">/ </text:span><text:span text:style-name="T29">Computer Engineering Student</text:span></text:p>
            <text:p text:style-name="P21"><text:span text:style-name="T32">Oct</text:span><text:span text:style-name="T31"> 20</text:span><text:span text:style-name="T32">20</text:span><text:span text:style-name="T31"> – </text:span><text:span text:style-name="T32">Jan</text:span> <text:span text:style-name="T7">2024</text:span><text:span text:style-name="T31">, </text:span><text:span text:style-name="T32">Wrocław, Poland</text:span></text:p>
            <text:p text:style-name="P40"/>
            <text:list text:style-name="L3">
              <text:list-item>
                <text:p text:style-name="P44">Provided leadership and significant contributions to university projects, achieving top grades (A, B+), always making a notable impact on project outcomes.</text:p>
              </text:list-item>
              <text:list-item>
                <text:p text:style-name="P44">Developed <text:span text:style-name="T36">CNN</text:span> <text:span text:style-name="T36">wiht Keras </text:span><text:span text:style-name="T38">to predict tonality</text:span><text:span text:style-name="T36"> (</text:span><text:a xlink:type="simple" xlink:href="https://github.com/k-hoszowski/chromagrams-thesis" text:style-name="Internet_20_link" text:visited-style-name="Visited_20_Internet_20_Link"><text:span text:style-name="T36">GitHub</text:span></text:a><text:span text:style-name="T36">)</text:span>.</text:p>
              </text:list-item>
              <text:list-item>
                <text:p text:style-name="P44">Took leading role in software development projects involving Arduino and Python, including a gesture-controlled game <text:span text:style-name="T36">(</text:span><text:a xlink:type="simple" xlink:href="https://github.com/k-hoszowski/gestured-snake" text:style-name="Internet_20_link" text:visited-style-name="Visited_20_Internet_20_Link"><text:span text:style-name="T36">GitHub</text:span></text:a><text:span text:style-name="T36">)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9">ㅡ</text:p>
            <text:p text:style-name="P6"><text:bookmark text:name="_tk538brb1kdf"/>Education</text:p>
          </table:table-cell>
          <table:table-cell table:style-name="Table1.B1" office:value-type="string">
            <text:p text:style-name="P17"><draw:frame draw:style-name="fr1" draw:name="image4.png" text:anchor-type="as-char" svg:width="4.5402in" svg:height="0.0291in" draw:z-index="3"><draw:image xlink:href="Pictures/10000001000002580000000405E6C22AA3489FDE.png" xlink:type="simple" xlink:show="embed" xlink:actuate="onLoad" draw:mime-type="image/png"/><svg:desc>horizontal line</svg:desc></draw:frame><text:span text:style-name="T30">Politechnika Wrocławska</text:span><text:span text:style-name="T5"> </text:span><text:s/><text:span text:style-name="T4">/ Bachelor’s in Computer </text:span><text:span text:style-name="T6">Engineering</text:span></text:p>
            <text:p text:style-name="P19"><text:bookmark text:name="_lmgtzl68nln0"/>Oct 20<text:span text:style-name="T17">20</text:span> – <text:span text:style-name="T17">Jan 2024</text:span>, <text:span text:style-name="T16">Wrocław, Poland</text:span></text:p>
            <text:p text:style-name="P32">Relevant coursework:</text:p>
            <text:list text:style-name="L4">
              <text:list-item>
                <text:p text:style-name="P45"><text:span text:style-name="Default_20_Paragraph_20_Font"><text:span text:style-name="T11">Artificial </text:span></text:span><text:span text:style-name="Default_20_Paragraph_20_Font"><text:span text:style-name="T10">I</text:span></text:span><text:span text:style-name="Default_20_Paragraph_20_Font"><text:span text:style-name="T11">ntelligence and </text:span></text:span><text:span text:style-name="Default_20_Paragraph_20_Font"><text:span text:style-name="T10">C</text:span></text:span><text:span text:style-name="Default_20_Paragraph_20_Font"><text:span text:style-name="T11">omputer </text:span></text:span><text:span text:style-name="Default_20_Paragraph_20_Font"><text:span text:style-name="T10">V</text:span></text:span><text:span text:style-name="Default_20_Paragraph_20_Font"><text:span text:style-name="T11">ision</text:span></text:span></text:p>
              </text:list-item>
              <text:list-item>
                <text:p text:style-name="P45"><text:span text:style-name="Default_20_Paragraph_20_Font"><text:span text:style-name="T12">Automation Using </text:span></text:span><text:span text:style-name="Default_20_Paragraph_20_Font"><text:span text:style-name="T10">Bash Scripting (Linux)</text:span></text:span></text:p>
              </text:list-item>
              <text:list-item>
                <text:p text:style-name="P45"><text:span text:style-name="Default_20_Paragraph_20_Font"><text:span text:style-name="T10">Physics Simulations in Mathematica and Matlab</text:span></text:span><text:span text:style-name="T10"/>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9">ㅡ</text:p>
            <text:p text:style-name="P8">Certifications<text:line-break/><text:span text:style-name="T33">and Learning</text:span></text:p>
          </table:table-cell>
          <table:table-cell table:style-name="Table1.B1" office:value-type="string">
            <text:p text:style-name="P14"><draw:frame draw:style-name="fr1" draw:name="image5.png" text:anchor-type="as-char" svg:width="4.5402in" svg:height="0.0291in" draw:z-index="4"><draw:image xlink:href="Pictures/10000001000002580000000405E6C22AA3489FDE.png" xlink:type="simple" xlink:show="embed" xlink:actuate="onLoad" draw:mime-type="image/png"/><svg:desc>horizontal line</svg:desc></draw:frame></text:p>
            <text:p text:style-name="P38"><text:span text:style-name="T37">Containers &amp; Kubernetes Essentials</text:span> <text:span text:style-name="T36">(</text:span><text:a xlink:type="simple" xlink:href="https://www.credly.com/badges/e92d2daf-92c6-43e4-b0b2-7444eb9f502b" text:style-name="Internet_20_link" text:visited-style-name="Visited_20_Internet_20_Link"><text:span text:style-name="T36">Credly</text:span></text:a><text:span text:style-name="T36">)</text:span></text:p>
            <text:p text:style-name="P34">Issued by IBM</text:p>
            <text:p text:style-name="P43"/>
            <text:p text:style-name="P28"><text:span text:style-name="T37">CCNA: Introduction to Networks</text:span> <text:span text:style-name="T36">(</text:span><text:a xlink:type="simple" xlink:href="https://www.credly.com/badges/7b90c0b9-050a-48ea-91d4-5c2fddb03bc5" text:style-name="Internet_20_link" text:visited-style-name="Visited_20_Internet_20_Link"><text:span text:style-name="T36">Credly</text:span></text:a><text:span text:style-name="T36">)</text:span></text:p>
            <text:p text:style-name="P5"><text:span text:style-name="Default_20_Paragraph_20_Font"><text:span text:style-name="T10">I</text:span></text:span><text:span text:style-name="T19">ssued by Cisco</text:span></text:p>
            <text:p text:style-name="P25"/>
            <text:p text:style-name="P29">Intermediate <text:span text:style-name="T39">G</text:span>eneral Programming and Algorithms <text:span text:style-name="Default_20_Paragraph_20_Font"><text:span text:style-name="T15">—</text:span></text:span> <text:a xlink:type="simple" xlink:href="https://learn.codesignal.com/badges-earned/clzgrgkpf002xpt86lzvsujkx" text:style-name="Internet_20_link" text:visited-style-name="Visited_20_Internet_20_Link">CodeSignal <text:span text:style-name="T34">Badge</text:span></text:a></text:p>
            <text:p text:style-name="P29"/>
            <text:p text:style-name="P29"><text:span text:style-name="T36">140</text:span>-day streak in the <text:a xlink:type="simple" xlink:href="https://elevateapp.com/" text:style-name="Internet_20_link" text:visited-style-name="Visited_20_Internet_20_Link">Elevate</text:a> brain training app with rankings in the top <text:span text:style-name="T36">4</text:span>% of my age group, including 9<text:span text:style-name="T36">8</text:span>.<text:span text:style-name="T36">1</text:span><text:span text:style-name="T35">3</text:span>% in Math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Courier New" svg:font-family="'Courier New'" style:font-family-generic="modern" style:font-pitch="fixed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ato1" fo:font-size="11pt" fo:language="en" fo:country="none" style:letter-kerning="false" style:font-name-asian="Lato2" style:font-size-asian="11pt" style:language-asian="zh" style:country-asian="CN" style:font-name-complex="Lato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ato1" fo:font-size="11pt" fo:language="en" fo:country="none" style:letter-kerning="false" style:font-name-asian="Lato2" style:font-size-asian="11pt" style:language-asian="zh" style:country-asian="CN" style:font-name-complex="Lato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style:contextual-spacing="false" fo:line-height="100%" fo:keep-together="always" fo:break-before="auto" fo:break-after="auto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style:contextual-spacing="false" fo:line-height="100%" fo:keep-together="always" fo:break-before="auto" fo:break-after="auto" fo:keep-with-next="always"/>
      <style:text-properties style:font-name="Lato1" fo:font-family="Lato" style:font-family-generic="roman" style:font-pitch="variable" fo:font-weight="bold" style:font-name-asian="Lato2" style:font-family-asian="Lato" style:font-family-generic-asian="system" style:font-pitch-asian="variable" style:font-weight-asian="bold" style:font-name-complex="Lato2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666666" loext:opacity="100%" style:font-name="Lato1" fo:font-family="Lato" style:font-family-generic="roman" style:font-pitch="variable" fo:font-size="9pt" style:font-name-asian="Lato2" style:font-family-asian="Lato" style:font-family-generic-asian="system" style:font-pitch-asian="variable" style:font-size-asian="9pt" style:font-name-complex="Lato2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style:contextual-spacing="false" fo:line-height="100%" fo:keep-together="always" fo:break-before="auto" fo:break-after="auto" fo:keep-with-next="always"/>
      <style:text-properties fo:color="#f2511b" loext:opacity="100%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2-19T21:10:25.860781158</dc:date>
    <meta:editing-duration>PT4H38M42S</meta:editing-duration>
    <meta:editing-cycles>21</meta:editing-cycles>
    <meta:document-statistic meta:table-count="1" meta:image-count="6" meta:object-count="0" meta:page-count="2" meta:paragraph-count="86" meta:word-count="466" meta:character-count="3487" meta:non-whitespace-character-count="2992"/>
  </office:meta>
</office:document-meta>
</file>